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neNotSupportedException.CloneNotSupporte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oneNotSupportedException.CloneNotSupp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